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18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8.0398in" svg:y="0.7504in">
            <draw:object draw:notify-on-update-of-ranges="Sheet1.D5:Sheet1.D5 Sheet1.D6:Sheet1.D10 Sheet1.E5:Sheet1.E5 Sheet1.E6:Sheet1.E10 Sheet1.F5:Sheet1.F5 Sheet1.F6:Sheet1.F10 Sheet1.G5:Sheet1.G5 Sheet1.G6:Sheet1.G10 Sheet1.H5:Sheet1.H5 Sheet1.H6:Sheet1.H10 Sheet1.I5:Sheet1.I5 Sheet1.I6:Sheet1.I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Date</text:p>
          </table:table-cell>
          <table:table-cell office:value-type="string">
            <text:p>Volum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</table:table-row>
        <table:table-row table:style-name="ro2">
          <table:table-cell table:number-columns-repeated="3"/>
          <table:table-cell table:style-name="ce1" office:value-type="string">
            <text:p>2014.02.10</text:p>
          </table:table-cell>
          <table:table-cell table:style-name="ce2" office:value-type="float" office:value="45226">
            <text:p>45226</text:p>
          </table:table-cell>
          <table:table-cell office:value-type="float" office:value="1.64093">
            <text:p>1.64093</text:p>
          </table:table-cell>
          <table:table-cell office:value-type="float" office:value="1.64261">
            <text:p>1.64261</text:p>
          </table:table-cell>
          <table:table-cell office:value-type="float" office:value="1.6382">
            <text:p>1.6382</text:p>
          </table:table-cell>
          <table:table-cell table:style-name="ce3" office:value-type="float" office:value="1.64008">
            <text:p>1.6401</text:p>
          </table:table-cell>
        </table:table-row>
        <table:table-row table:style-name="ro2">
          <table:table-cell table:number-columns-repeated="3"/>
          <table:table-cell table:style-name="ce1" office:value-type="string">
            <text:p>2014.02.11</text:p>
          </table:table-cell>
          <table:table-cell table:style-name="ce2" office:value-type="float" office:value="63415">
            <text:p>63415</text:p>
          </table:table-cell>
          <table:table-cell office:value-type="float" office:value="1.64008">
            <text:p>1.64008</text:p>
          </table:table-cell>
          <table:table-cell office:value-type="float" office:value="1.64862">
            <text:p>1.64862</text:p>
          </table:table-cell>
          <table:table-cell office:value-type="float" office:value="1.6391">
            <text:p>1.6391</text:p>
          </table:table-cell>
          <table:table-cell table:style-name="ce3" office:value-type="float" office:value="1.64488">
            <text:p>1.6449</text:p>
          </table:table-cell>
        </table:table-row>
        <table:table-row table:style-name="ro2">
          <table:table-cell table:number-columns-repeated="3"/>
          <table:table-cell table:style-name="ce1" office:value-type="string">
            <text:p>2014.02.12</text:p>
          </table:table-cell>
          <table:table-cell table:style-name="ce2" office:value-type="float" office:value="71046">
            <text:p>71046</text:p>
          </table:table-cell>
          <table:table-cell office:value-type="float" office:value="1.64488">
            <text:p>1.64488</text:p>
          </table:table-cell>
          <table:table-cell office:value-type="float" office:value="1.65986">
            <text:p>1.65986</text:p>
          </table:table-cell>
          <table:table-cell office:value-type="float" office:value="1.64245">
            <text:p>1.64245</text:p>
          </table:table-cell>
          <table:table-cell table:style-name="ce3" office:value-type="float" office:value="1.65941">
            <text:p>1.6594</text:p>
          </table:table-cell>
        </table:table-row>
        <table:table-row table:style-name="ro2">
          <table:table-cell table:number-columns-repeated="3"/>
          <table:table-cell table:style-name="ce1" office:value-type="string">
            <text:p>2014.02.13</text:p>
          </table:table-cell>
          <table:table-cell table:style-name="ce2" office:value-type="float" office:value="68234">
            <text:p>68234</text:p>
          </table:table-cell>
          <table:table-cell office:value-type="float" office:value="1.65941">
            <text:p>1.65941</text:p>
          </table:table-cell>
          <table:table-cell office:value-type="float" office:value="1.66723">
            <text:p>1.66723</text:p>
          </table:table-cell>
          <table:table-cell office:value-type="float" office:value="1.65916">
            <text:p>1.65916</text:p>
          </table:table-cell>
          <table:table-cell table:style-name="ce3" office:value-type="float" office:value="1.66563">
            <text:p>1.6656</text:p>
          </table:table-cell>
        </table:table-row>
        <table:table-row table:style-name="ro2">
          <table:table-cell table:number-columns-repeated="3"/>
          <table:table-cell table:style-name="ce1" office:value-type="string">
            <text:p>2014.02.14</text:p>
          </table:table-cell>
          <table:table-cell table:style-name="ce2" office:value-type="float" office:value="57155">
            <text:p>57155</text:p>
          </table:table-cell>
          <table:table-cell office:value-type="float" office:value="1.66563">
            <text:p>1.66563</text:p>
          </table:table-cell>
          <table:table-cell office:value-type="float" office:value="1.67549">
            <text:p>1.67549</text:p>
          </table:table-cell>
          <table:table-cell office:value-type="float" office:value="1.66434">
            <text:p>1.66434</text:p>
          </table:table-cell>
          <table:table-cell table:style-name="ce3" office:value-type="float" office:value="1.67466">
            <text:p>1.6747</text:p>
          </table:table-cell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/>
    </number:number-style>
    <number:number-style style:name="N116">
      <style:text-properties fo:color="#ff0000"/>
      <number:text>-</number:text>
      <number:number number:decimal-places="0" number:min-integer-digits="1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">
      <number:number number:decimal-places="4" number:min-integer-digits="1"/>
    </number:number-style>
    <number:number-style style:name="N119">
      <number:number number:decimal-places="4" number:min-integer-digits="1" number:grouping="true"/>
    </number:number-style>
    <number:number-style style:name="N120">
      <number:number number:decimal-places="0" number:min-integer-digits="0"/>
    </number:number-style>
    <number:number-style style:name="N121">
      <number:number number:decimal-places="3" number:min-integer-digits="1"/>
    </number:number-style>
    <number:percentage-style style:name="N122">
      <number:number number:decimal-places="3" number:min-integer-digits="1"/>
      <number:text>%</number:text>
    </number:percentage-style>
    <number:number-style style:name="N123">
      <number:number number:decimal-places="0" number:min-integer-digits="0" number:grouping="true"/>
    </number:number-style>
    <number:number-style style:name="N124">
      <number:number number:decimal-places="1" number:min-integer-digits="1"/>
    </number:number-style>
    <number:number-style style:name="N125">
      <number:number number:decimal-places="5" number:min-integer-digits="1"/>
    </number:number-style>
    <number:number-style style:name="N126P0" style:volatile="true">
      <number:number number:decimal-places="4" number:min-integer-digits="1"/>
    </number:number-style>
    <number:number-style style:name="N126">
      <style:text-properties fo:color="#ff0000"/>
      <number:text>-</number:text>
      <number:number number:decimal-places="4" number:min-integer-digits="1"/>
      <style:map style:condition="value()&gt;=0" style:apply-style-name="N126P0"/>
    </number:number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P0" style:volatile="true">
      <number:number number:decimal-places="1" number:min-integer-digits="1"/>
    </number:number-style>
    <number:number-style style:name="N131">
      <style:text-properties fo:color="#ff0000"/>
      <number:text>-</number:text>
      <number:number number:decimal-places="1" number:min-integer-digits="1"/>
      <style:map style:condition="value()&gt;=0" style:apply-style-name="N131P0"/>
    </number:number-style>
    <number:number-style style:name="N132P0" style:volatile="true">
      <number:number number:decimal-places="2" number:min-integer-digits="1"/>
    </number:number-style>
    <number:number-style style:name="N132">
      <style:text-properties fo:color="#ff0000"/>
      <number:text>-</number:text>
      <number:number number:decimal-places="2" number:min-integer-digits="1"/>
      <style:map style:condition="value()&gt;=0" style:apply-style-name="N132P0"/>
    </number:number-style>
    <number:number-style style:name="N133P0" style:volatile="true">
      <number:number number:decimal-places="3" number:min-integer-digits="1"/>
    </number:number-style>
    <number:number-style style:name="N133">
      <style:text-properties fo:color="#ff0000"/>
      <number:text>-</number:text>
      <number:number number:decimal-places="3" number:min-integer-digits="1"/>
      <style:map style:condition="value()&gt;=0" style:apply-style-name="N133P0"/>
    </number:number-style>
    <number:currency-style style:name="N13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35P0"/>
    </number:currency-style>
    <number:number-style style:name="N136P0" style:volatile="true">
      <number:number number:decimal-places="7" number:min-integer-digits="1" number:grouping="true"/>
    </number:number-style>
    <number:number-style style:name="N136">
      <style:text-properties fo:color="#ff0000"/>
      <number:text>-</number:text>
      <number:number number:decimal-places="7" number:min-integer-digits="1" number:grouping="true"/>
      <style:map style:condition="value()&gt;=0" style:apply-style-name="N136P0"/>
    </number:number-style>
    <number:number-style style:name="N137P0" style:volatile="true">
      <number:number number:decimal-places="6" number:min-integer-digits="1" number:grouping="true"/>
    </number:number-style>
    <number:number-style style:name="N137">
      <style:text-properties fo:color="#ff0000"/>
      <number:text>-</number:text>
      <number:number number:decimal-places="6" number:min-integer-digits="1" number:grouping="true"/>
      <style:map style:condition="value()&gt;=0" style:apply-style-name="N137P0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arkus Mohrhard</meta:initial-creator>
    <meta:creation-date>2014-04-03T00:56:27</meta:creation-date>
    <dc:date>2014-04-03T00:58:58</dc:date>
    <dc:creator>Markus Mohrhard</dc:creator>
    <meta:editing-duration>P0D</meta:editing-duration>
    <meta:editing-cycles>1</meta:editing-cycles>
    <meta:document-statistic meta:table-count="1" meta:cell-count="36" meta:object-count="1"/>
    <meta:generator>LibreOffice/3.6$Linux_X86_64 LibreOffice_project/360m1$Build-30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3.492cm" svg:y="3.952cm" style:legend-expansion="high" chart:style-name="ch2"/>
        <chart:plot-area chart:style-name="ch3" table:cell-range-address="Sheet1.D5:Sheet1.I10" chart:data-source-has-labels="both" svg:x="0.546cm" svg:y="0.351cm" svg:width="12.754cm" svg:height="8.175cm">
          <chartooo:coordinate-region svg:x="1.723cm" svg:y="0.55cm" svg:width="10.293cm" svg:height="7.329cm"/>
          <chart:axis chart:dimension="x" chart:name="primary-x" chart:style-name="ch4" chartooo:axis-type="auto">
            <chartooo:date-scale/>
            <chart:categories table:cell-range-address="Sheet1.D6:Sheet1.D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6:Sheet1.E10" chart:label-cell-address="Sheet1.E5:Sheet1.E5" chart:class="chart:bar">
            <chart:data-point chart:repeated="5"/>
          </chart:series>
          <chart:series chart:values-cell-range-address="Sheet1.F6:Sheet1.F10" chart:label-cell-address="Sheet1.F5:Sheet1.F5" chart:attached-axis="secondary-y">
            <chart:data-point chart:repeated="5"/>
          </chart:series>
          <chart:series chart:values-cell-range-address="Sheet1.G6:Sheet1.G10" chart:label-cell-address="Sheet1.G5:Sheet1.G5" chart:attached-axis="secondary-y">
            <chart:data-point chart:repeated="5"/>
          </chart:series>
          <chart:series chart:values-cell-range-address="Sheet1.H6:Sheet1.H10" chart:label-cell-address="Sheet1.H5:Sheet1.H5" chart:attached-axis="secondary-y">
            <chart:data-point chart:repeated="5"/>
          </chart:series>
          <chart:series chart:values-cell-range-address="Sheet1.I6:Sheet1.I10" chart:label-cell-address="Sheet1.I5:Sheet1.I5" chart:attached-axis="secondary-y">
            <chart:data-point chart:repeated="5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  <draw:g>
                  <svg:desc>Sheet1.E5:Sheet1.E5</svg:desc>
                </draw:g>
              </table:table-cell>
              <table:table-cell office:value-type="string">
                <text:p>Open</text:p>
                <draw:g>
                  <svg:desc>Sheet1.F5:Sheet1.F5</svg:desc>
                </draw:g>
              </table:table-cell>
              <table:table-cell office:value-type="string">
                <text:p>High</text:p>
                <draw:g>
                  <svg:desc>Sheet1.G5:Sheet1.G5</svg:desc>
                </draw:g>
              </table:table-cell>
              <table:table-cell office:value-type="string">
                <text:p>Low</text:p>
                <draw:g>
                  <svg:desc>Sheet1.H5:Sheet1.H5</svg:desc>
                </draw:g>
              </table:table-cell>
              <table:table-cell office:value-type="string">
                <text:p>Close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.02.10</text:p>
                <draw:g>
                  <svg:desc>Sheet1.D6:Sheet1.D10</svg:desc>
                </draw:g>
              </table:table-cell>
              <table:table-cell office:value-type="float" office:value="45226">
                <text:p>45226</text:p>
                <draw:g>
                  <svg:desc>Sheet1.E6:Sheet1.E10</svg:desc>
                </draw:g>
              </table:table-cell>
              <table:table-cell office:value-type="float" office:value="1.64093">
                <text:p>1.64093</text:p>
                <draw:g>
                  <svg:desc>Sheet1.F6:Sheet1.F10</svg:desc>
                </draw:g>
              </table:table-cell>
              <table:table-cell office:value-type="float" office:value="1.64261">
                <text:p>1.64261</text:p>
                <draw:g>
                  <svg:desc>Sheet1.G6:Sheet1.G10</svg:desc>
                </draw:g>
              </table:table-cell>
              <table:table-cell office:value-type="float" office:value="1.6382">
                <text:p>1.6382</text:p>
                <draw:g>
                  <svg:desc>Sheet1.H6:Sheet1.H10</svg:desc>
                </draw:g>
              </table:table-cell>
              <table:table-cell office:value-type="float" office:value="1.64008">
                <text:p>1.64008</text:p>
                <draw:g>
                  <svg:desc>Sheet1.I6:Sheet1.I10</svg:desc>
                </draw:g>
              </table:table-cell>
            </table:table-row>
            <table:table-row>
              <table:table-cell office:value-type="string">
                <text:p>2014.02.11</text:p>
              </table:table-cell>
              <table:table-cell office:value-type="float" office:value="63415">
                <text:p>63415</text:p>
              </table:table-cell>
              <table:table-cell office:value-type="float" office:value="1.64008">
                <text:p>1.64008</text:p>
              </table:table-cell>
              <table:table-cell office:value-type="float" office:value="1.64862">
                <text:p>1.64862</text:p>
              </table:table-cell>
              <table:table-cell office:value-type="float" office:value="1.6391">
                <text:p>1.6391</text:p>
              </table:table-cell>
              <table:table-cell office:value-type="float" office:value="1.64488">
                <text:p>1.64488</text:p>
              </table:table-cell>
            </table:table-row>
            <table:table-row>
              <table:table-cell office:value-type="string">
                <text:p>2014.02.12</text:p>
              </table:table-cell>
              <table:table-cell office:value-type="float" office:value="71046">
                <text:p>71046</text:p>
              </table:table-cell>
              <table:table-cell office:value-type="float" office:value="1.64488">
                <text:p>1.64488</text:p>
              </table:table-cell>
              <table:table-cell office:value-type="float" office:value="1.65986">
                <text:p>1.65986</text:p>
              </table:table-cell>
              <table:table-cell office:value-type="float" office:value="1.64245">
                <text:p>1.64245</text:p>
              </table:table-cell>
              <table:table-cell office:value-type="float" office:value="1.65941">
                <text:p>1.65941</text:p>
              </table:table-cell>
            </table:table-row>
            <table:table-row>
              <table:table-cell office:value-type="string">
                <text:p>2014.02.13</text:p>
              </table:table-cell>
              <table:table-cell office:value-type="float" office:value="68234">
                <text:p>68234</text:p>
              </table:table-cell>
              <table:table-cell office:value-type="float" office:value="1.65941">
                <text:p>1.65941</text:p>
              </table:table-cell>
              <table:table-cell office:value-type="float" office:value="1.66723">
                <text:p>1.66723</text:p>
              </table:table-cell>
              <table:table-cell office:value-type="float" office:value="1.65916">
                <text:p>1.65916</text:p>
              </table:table-cell>
              <table:table-cell office:value-type="float" office:value="1.66563">
                <text:p>1.66563</text:p>
              </table:table-cell>
            </table:table-row>
            <table:table-row>
              <table:table-cell office:value-type="string">
                <text:p>2014.02.14</text:p>
              </table:table-cell>
              <table:table-cell office:value-type="float" office:value="57155">
                <text:p>57155</text:p>
              </table:table-cell>
              <table:table-cell office:value-type="float" office:value="1.66563">
                <text:p>1.66563</text:p>
              </table:table-cell>
              <table:table-cell office:value-type="float" office:value="1.67549">
                <text:p>1.67549</text:p>
              </table:table-cell>
              <table:table-cell office:value-type="float" office:value="1.66434">
                <text:p>1.66434</text:p>
              </table:table-cell>
              <table:table-cell office:value-type="float" office:value="1.67466">
                <text:p>1.67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